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6f8" officeooo:paragraph-rsid="000966f8"/>
    </style:style>
    <style:style style:name="P2" style:family="paragraph" style:parent-style-name="Standard">
      <style:text-properties officeooo:rsid="000966f8" officeooo:paragraph-rsid="0029e6be"/>
    </style:style>
    <style:style style:name="P3" style:family="paragraph" style:parent-style-name="Standard">
      <style:text-properties officeooo:rsid="000966f8" officeooo:paragraph-rsid="002cc4a9"/>
    </style:style>
    <style:style style:name="P4" style:family="paragraph" style:parent-style-name="Standard">
      <style:text-properties officeooo:rsid="000966f8" officeooo:paragraph-rsid="002e6830"/>
    </style:style>
    <style:style style:name="P5" style:family="paragraph" style:parent-style-name="Standard">
      <style:text-properties officeooo:rsid="000be4a2" officeooo:paragraph-rsid="000be4a2"/>
    </style:style>
    <style:style style:name="P6" style:family="paragraph" style:parent-style-name="Standard">
      <style:text-properties officeooo:rsid="0011c7fb" officeooo:paragraph-rsid="0011c7fb"/>
    </style:style>
    <style:style style:name="P7" style:family="paragraph" style:parent-style-name="Standard">
      <style:text-properties officeooo:rsid="0011c7fb" officeooo:paragraph-rsid="0016b8f0"/>
    </style:style>
    <style:style style:name="P8" style:family="paragraph" style:parent-style-name="Standard">
      <style:text-properties officeooo:rsid="0016b8f0" officeooo:paragraph-rsid="0016b8f0"/>
    </style:style>
    <style:style style:name="P9" style:family="paragraph" style:parent-style-name="Standard">
      <style:text-properties officeooo:rsid="0016b8f0" officeooo:paragraph-rsid="001ada6b"/>
    </style:style>
    <style:style style:name="P10" style:family="paragraph" style:parent-style-name="Standard">
      <style:text-properties officeooo:rsid="0016b8f0" officeooo:paragraph-rsid="001db02c"/>
    </style:style>
    <style:style style:name="P11" style:family="paragraph" style:parent-style-name="Standard">
      <style:text-properties officeooo:rsid="0016b8f0" officeooo:paragraph-rsid="002e6830"/>
    </style:style>
    <style:style style:name="P12" style:family="paragraph" style:parent-style-name="Standard">
      <style:text-properties officeooo:rsid="001d4118" officeooo:paragraph-rsid="001d4118"/>
    </style:style>
    <style:style style:name="P13" style:family="paragraph" style:parent-style-name="Standard">
      <style:text-properties officeooo:rsid="001d4118" officeooo:paragraph-rsid="001db02c"/>
    </style:style>
    <style:style style:name="P14" style:family="paragraph" style:parent-style-name="Standard">
      <style:text-properties officeooo:rsid="001d4118" officeooo:paragraph-rsid="002e6830"/>
    </style:style>
    <style:style style:name="P15" style:family="paragraph" style:parent-style-name="Standard">
      <style:text-properties officeooo:rsid="0015a72b" officeooo:paragraph-rsid="0015a72b"/>
    </style:style>
    <style:style style:name="P16" style:family="paragraph" style:parent-style-name="Standard">
      <style:text-properties officeooo:rsid="002cc4a9" officeooo:paragraph-rsid="002cc4a9"/>
    </style:style>
    <style:style style:name="P17" style:family="paragraph" style:parent-style-name="Standard">
      <style:text-properties officeooo:rsid="0030653d" officeooo:paragraph-rsid="0030653d"/>
    </style:style>
    <style:style style:name="P18" style:family="paragraph" style:parent-style-name="Standard">
      <style:text-properties officeooo:rsid="0030653d" officeooo:paragraph-rsid="003152b2"/>
    </style:style>
    <style:style style:name="P19" style:family="paragraph" style:parent-style-name="Standard">
      <style:text-properties officeooo:rsid="003152b2" officeooo:paragraph-rsid="003152b2"/>
    </style:style>
    <style:style style:name="P20" style:family="paragraph" style:parent-style-name="Table_20_Contents">
      <style:text-properties officeooo:rsid="0011c7fb" officeooo:paragraph-rsid="00314e8f"/>
    </style:style>
    <style:style style:name="P21" style:family="paragraph" style:parent-style-name="Table_20_Contents">
      <style:text-properties officeooo:rsid="0030653d" officeooo:paragraph-rsid="003353c3"/>
    </style:style>
    <style:style style:name="P22" style:family="paragraph" style:parent-style-name="Standard">
      <style:text-properties officeooo:rsid="000966f8" officeooo:paragraph-rsid="000966f8"/>
    </style:style>
    <style:style style:name="P23" style:family="paragraph" style:parent-style-name="Standard">
      <style:text-properties officeooo:rsid="000966f8" officeooo:paragraph-rsid="0043489f"/>
    </style:style>
    <style:style style:name="P24" style:family="paragraph" style:parent-style-name="Standard">
      <style:text-properties officeooo:rsid="000966f8" officeooo:paragraph-rsid="004a8b65"/>
    </style:style>
    <style:style style:name="P25" style:family="paragraph" style:parent-style-name="Standard">
      <style:text-properties officeooo:rsid="000966f8" officeooo:paragraph-rsid="004aa7b4"/>
    </style:style>
    <style:style style:name="P26" style:family="paragraph" style:parent-style-name="Standard">
      <style:text-properties officeooo:rsid="000966f8" officeooo:paragraph-rsid="002cc4a9"/>
    </style:style>
    <style:style style:name="P27" style:family="paragraph" style:parent-style-name="Standard">
      <style:text-properties officeooo:rsid="000966f8" officeooo:paragraph-rsid="0029e6be"/>
    </style:style>
    <style:style style:name="P28" style:family="paragraph" style:parent-style-name="Standard">
      <style:text-properties officeooo:rsid="000966f8" officeooo:paragraph-rsid="00523087"/>
    </style:style>
    <style:style style:name="P29" style:family="paragraph" style:parent-style-name="Standard">
      <style:text-properties officeooo:rsid="000966f8" officeooo:paragraph-rsid="0053e010"/>
    </style:style>
    <style:style style:name="P30" style:family="paragraph" style:parent-style-name="Standard">
      <style:text-properties officeooo:rsid="000966f8" officeooo:paragraph-rsid="00582e6a"/>
    </style:style>
    <style:style style:name="P31" style:family="paragraph" style:parent-style-name="Standard">
      <style:text-properties officeooo:rsid="000966f8" officeooo:paragraph-rsid="005c24ce"/>
    </style:style>
    <style:style style:name="P32" style:family="paragraph" style:parent-style-name="Standard">
      <style:text-properties officeooo:rsid="001d4118" officeooo:paragraph-rsid="001d4118"/>
    </style:style>
    <style:style style:name="P33" style:family="paragraph" style:parent-style-name="Standard">
      <style:text-properties officeooo:rsid="001d4118" officeooo:paragraph-rsid="002e6830"/>
    </style:style>
    <style:style style:name="P34" style:family="paragraph" style:parent-style-name="Standard">
      <style:text-properties officeooo:rsid="001d4118" officeooo:paragraph-rsid="0056958e"/>
    </style:style>
    <style:style style:name="P35" style:family="paragraph" style:parent-style-name="Standard">
      <style:text-properties officeooo:rsid="0011c7fb" officeooo:paragraph-rsid="0016b8f0"/>
    </style:style>
    <style:style style:name="P36" style:family="paragraph" style:parent-style-name="Standard">
      <style:text-properties officeooo:paragraph-rsid="004aa7b4"/>
    </style:style>
    <style:style style:name="P37" style:family="paragraph" style:parent-style-name="Standard">
      <style:text-properties officeooo:rsid="004ec822" officeooo:paragraph-rsid="004ec822"/>
    </style:style>
    <style:style style:name="P38" style:family="paragraph" style:parent-style-name="Standard">
      <style:text-properties officeooo:rsid="0016b8f0" officeooo:paragraph-rsid="001db02c"/>
    </style:style>
    <style:style style:name="P39" style:family="paragraph" style:parent-style-name="Standard">
      <style:text-properties officeooo:rsid="0016b8f0" officeooo:paragraph-rsid="001ada6b"/>
    </style:style>
    <style:style style:name="P40" style:family="paragraph" style:parent-style-name="Standard">
      <style:text-properties officeooo:rsid="0016b8f0" officeooo:paragraph-rsid="005944cb"/>
    </style:style>
    <style:style style:name="P41" style:family="paragraph" style:parent-style-name="Standard">
      <style:text-properties officeooo:rsid="00523087" officeooo:paragraph-rsid="00523087"/>
    </style:style>
    <style:style style:name="P42" style:family="paragraph" style:parent-style-name="Standard">
      <style:text-properties officeooo:rsid="00523087" officeooo:paragraph-rsid="005c24ce"/>
    </style:style>
    <style:style style:name="P43" style:family="paragraph" style:parent-style-name="Standard">
      <style:text-properties officeooo:paragraph-rsid="005c24ce"/>
    </style:style>
    <style:style style:name="T1" style:family="text">
      <style:text-properties officeooo:rsid="000966f8"/>
    </style:style>
    <style:style style:name="T2" style:family="text">
      <style:text-properties officeooo:rsid="00282eb6"/>
    </style:style>
    <style:style style:name="T3" style:family="text">
      <style:text-properties officeooo:rsid="003353c3"/>
    </style:style>
    <style:style style:name="T4" style:family="text">
      <style:text-properties officeooo:rsid="0036523e"/>
    </style:style>
    <style:style style:name="T5" style:family="text">
      <style:text-properties officeooo:rsid="0038da89"/>
    </style:style>
    <style:style style:name="T6" style:family="text">
      <style:text-properties officeooo:rsid="003aa6de"/>
    </style:style>
    <style:style style:name="T7" style:family="text">
      <style:text-properties officeooo:rsid="0045653e"/>
    </style:style>
    <style:style style:name="T8" style:family="text">
      <style:text-properties officeooo:rsid="0056958e"/>
    </style:style>
    <style:style style:name="T9" style:family="text">
      <style:text-properties officeooo:rsid="00574fcf"/>
    </style:style>
    <style:style style:name="T10" style:family="text">
      <style:text-properties officeooo:rsid="005944cb"/>
    </style:style>
    <style:style style:name="T11" style:family="text">
      <style:text-properties officeooo:rsid="005c9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一.参考当前手机（PC）对性能的测试的常用技术指标，我们系统上的应用当前需要下述</text:p>
      <text:p text:style-name="P24">技术指标。下述指标及细分指标，更多的是从用户体验角度去考虑系统，以此作为我们对系统，</text:p>
      <text:p text:style-name="P24">应用是否需要做进一步的优化，调试系统的参考依据。各类应用公用技术指标如下：</text:p>
      <text:p text:style-name="P23">我们对技术指标可能用到的采集手段做了简单描述，待技术指标确认，我们在细化</text:p>
      <text:p text:style-name="P23">指标的具体实现方式<text:span text:style-name="T11">。</text:span></text:p>
      <text:p text:style-name="P29">1.安装和启动时间（实现需在程序里添加代码<text:span text:style-name="T7">)</text:span><text:line-break/>2.CPU的使用情况<text:span text:style-name="T7">(Android（Linux）系统工具）</text:span><text:line-break/>3.内存的占用情况<text:span text:style-name="T7">(Android（Linux）系统工具）</text:span></text:p>
      <text:p text:style-name="P25"><text:span text:style-name="T7">4.</text:span>IO 的使用情况<text:span text:style-name="T7">(Android（Linux）系统工具）</text:span></text:p>
      <text:p text:style-name="P36"><text:span text:style-name="T1">5.电量的耗用</text:span>（Android 系统功耗相关代码)</text:p>
      <text:p text:style-name="P25"/>
      <text:p text:style-name="P1">一.办公类：</text:p>
      <text:p text:style-name="P1">WPS</text:p>
      <text:p text:style-name="P1">Microsoft Excel</text:p>
      <text:p text:style-name="P1">Microsoft Word</text:p>
      <text:p text:style-name="P1">Microsoft outlook</text:p>
      <text:p text:style-name="P1">Microsoft onenote</text:p>
      <text:p text:style-name="P1">Adobe Acrobat DC</text:p>
      <text:p text:style-name="P7">WPS pro</text:p>
      <text:p text:style-name="P7"/>
      <text:p text:style-name="P4">二.网络类：</text:p>
      <text:p text:style-name="P4"><text:span text:style-name="T4">1.</text:span>网络存储类：</text:p>
      <text:p text:style-name="P13">百度云</text:p>
      <text:p text:style-name="P13">Seafile</text:p>
      <text:p text:style-name="P1">YY</text:p>
      <text:p text:style-name="P1">细分指标：</text:p>
      <text:p text:style-name="P30">网络吞吐量<text:span text:style-name="T7">(Android（Linux）系统工具）</text:span></text:p>
      <text:p text:style-name="P37"><text:s/></text:p>
      <text:p text:style-name="P1"/>
      <text:p text:style-name="P1"><text:span text:style-name="T4">2.</text:span>网络交互类：</text:p>
      <text:p text:style-name="P1">淘宝网HD</text:p>
      <text:p text:style-name="P1">京东网</text:p>
      <text:p text:style-name="P1">携程</text:p>
      <text:p text:style-name="P1">大智慧</text:p>
      <text:p text:style-name="P1">招商证券客户端</text:p>
      <text:p text:style-name="P1">涂牛旅游HD</text:p>
      <text:p text:style-name="P11">firefox</text:p>
      <text:p text:style-name="P14">今日头条</text:p>
      <text:p text:style-name="P14"/>
      <text:p text:style-name="P14">细分指标：</text:p>
      <text:p text:style-name="P34">网络时延<text:span text:style-name="T8">：(Android（Linux））系统工具</text:span></text:p>
      <text:p text:style-name="P14">网络响应时间<text:span text:style-name="T10">：（网络TCPIP及相关应用的实现代码）</text:span></text:p>
      <text:p text:style-name="P14"/>
      <text:p text:style-name="P8"><text:span text:style-name="T4">3.</text:span>网络服务类</text:p>
      <text:p text:style-name="P8">WPS 邮件</text:p>
      <text:p text:style-name="P10">微信<text:span text:style-name="T1">Email</text:span></text:p>
      <text:p text:style-name="P10"/>
      <text:p text:style-name="P10">细分指标：</text:p>
      <text:p text:style-name="P40">大量业务下的应用网络吞吐量<text:span text:style-name="T10">：(Android（Linux））系统工具</text:span></text:p>
      <text:p text:style-name="P40">大量业务下的应用时延:<text:span text:style-name="T10">（网络TCPIP及相关应用的实现代码）</text:span></text:p>
      <text:p text:style-name="P10"/>
      <text:p text:style-name="P10"/>
      <text:p text:style-name="P10"><text:soft-page-break/></text:p>
      <text:p text:style-name="P10"/>
      <text:p text:style-name="P12"/>
      <text:p text:style-name="P12"><text:span text:style-name="T4">4. </text:span>网络视频类：</text:p>
      <text:p text:style-name="P3">腾迅视频</text:p>
      <text:p text:style-name="P3">泰捷视频</text:p>
      <text:p text:style-name="P3">学堂在线</text:p>
      <text:p text:style-name="P3"/>
      <text:p text:style-name="P3">细分指标：</text:p>
      <text:p text:style-name="Standard">应用时延:（网络TCPIP及相关应用的实现代码）</text:p>
      <text:p text:style-name="Standard">帧率(添加视频相关代码）</text:p>
      <text:p text:style-name="Standard">分辨率(添加视频相关代码）</text:p>
      <text:p text:style-name="P3"/>
      <text:p text:style-name="P1">三.视频类：</text:p>
      <text:p text:style-name="P15">VLC</text:p>
      <text:p text:style-name="P16">MP player</text:p>
      <text:p text:style-name="P15">小影</text:p>
      <text:p text:style-name="P2">Angrybird（游戏）</text:p>
      <text:p text:style-name="P2">美图秀秀</text:p>
      <text:p text:style-name="P2"/>
      <text:p text:style-name="P2">细分指标:</text:p>
      <text:p text:style-name="P31">帧率<text:span text:style-name="T10">(添加视频相关代码）</text:span></text:p>
      <text:p text:style-name="P31">分辨率<text:span text:style-name="T10">(添加视频相关代码）</text:span></text:p>
      <text:p text:style-name="P2"/>
      <text:p text:style-name="P5">四.音频类：</text:p>
      <text:p text:style-name="P5">音乐播放器</text:p>
      <text:p text:style-name="P9">网易云音乐</text:p>
      <text:p text:style-name="P9">喜马拉雅fm</text:p>
      <text:p text:style-name="P9"/>
      <text:p text:style-name="P28"/>
      <text:p text:style-name="P28">细分指标:</text:p>
      <text:p text:style-name="P43">应用时延:（网络TCPIP及相关应用的实现代码）</text:p>
      <text:p text:style-name="P43">帧率(添加音频相关代码）</text:p>
      <text:p text:style-name="P42">分辨率(添加音频相关代码）</text:p>
      <text:p text:style-name="P41"/>
      <text:p text:style-name="P41"><text:span text:style-name="T1">五.系统类：</text:span></text:p>
      <text:p text:style-name="P4">Czfilemanager</text:p>
      <text:p text:style-name="P4">谷歌拼音输入法</text:p>
      <text:p text:style-name="P4">ES文件管理器</text:p>
      <text:p text:style-name="P4">豌豆荚<text:span text:style-name="T2">`</text:span></text:p>
      <text:p text:style-name="P1"/>
      <text:p text:style-name="P1"/>
      <text:p text:style-name="P1">六.一般应用类：</text:p>
      <text:p text:style-name="P6">时钟</text:p>
      <text:p text:style-name="P6">日历</text:p>
      <text:p text:style-name="P6">记事本</text:p>
      <text:p text:style-name="P6">计算器</text:p>
      <text:p text:style-name="P6">terminal</text:p>
      <text:p text:style-name="P7">termux</text:p>
      <text:p text:style-name="P7">设置</text:p>
      <text:p text:style-name="P7"/>
      <text:p text:style-name="P7"/>
      <text:p text:style-name="P7"><text:soft-page-break/></text:p>
      <text:p text:style-name="P17"><text:span text:style-name="T5">七.</text:span>自研类</text:p>
      <text:p text:style-name="P19"><text:span text:style-name="T6">1</text:span>.一般应用</text:p>
      <text:p text:style-name="P7">setting</text:p>
      <text:p text:style-name="P20">app store with OTA</text:p>
      <text:p text:style-name="P20">firtboot-config</text:p>
      <text:p text:style-name="P20">notification</text:p>
      <text:p text:style-name="P20">launcher(desktop)</text:p>
      <text:p text:style-name="P20">task menu</text:p>
      <text:p text:style-name="P20">systemui-status menu</text:p>
      <text:p text:style-name="P20"><text:span text:style-name="T6">2</text:span>.异常或大型程序</text:p>
      <text:p text:style-name="P20">systemui-start menu</text:p>
      <text:p text:style-name="P18">win recovery</text:p>
      <text:p text:style-name="P21"><text:span text:style-name="T3">f</text:span>ile manager+seafil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56:07.168532200</meta:creation-date>
    <meta:generator>LibreOffice/4.2.8.2$Linux_X86_64 LibreOffice_project/420m0$Build-2</meta:generator>
    <dc:date>2016-10-27T09:54:51.560648696</dc:date>
    <meta:editing-duration>PT3H59M19S</meta:editing-duration>
    <meta:editing-cycles>84</meta:editing-cycles>
    <meta:document-statistic meta:table-count="0" meta:image-count="0" meta:object-count="0" meta:page-count="3" meta:paragraph-count="93" meta:word-count="721" meta:character-count="1103" meta:non-whitespace-character-count="1080"/>
  </office:meta>
</office:document-meta>
</file>